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ucidasans1" svg:font-family="Lucidasan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7.3729in" fo:margin-left="0.0549in" table:align="left"/>
    </style:style>
    <style:style style:name="header.A" style:family="table-column">
      <style:table-column-properties style:column-width="0.7396in"/>
    </style:style>
    <style:style style:name="header.B" style:family="table-column">
      <style:table-column-properties style:column-width="2.9438in"/>
    </style:style>
    <style:style style:name="header.C" style:family="table-column">
      <style:table-column-properties style:column-width="0.9104in"/>
    </style:style>
    <style:style style:name="header.D" style:family="table-column">
      <style:table-column-properties style:column-width="2.7792in"/>
    </style:style>
    <style:style style:name="header.A1" style:family="table-cell">
      <style:table-cell-properties fo:padding="0.0382in" fo:border="none"/>
    </style:style>
    <style:style style:name="table" style:family="table">
      <style:table-properties style:width="7.3993in" fo:margin-left="0.0354in" table:align="left"/>
    </style:style>
    <style:style style:name="table.A" style:family="table-column">
      <style:table-column-properties style:column-width="0.4618in"/>
    </style:style>
    <style:style style:name="table.B" style:family="table-column">
      <style:table-column-properties style:column-width="2.1389in"/>
    </style:style>
    <style:style style:name="table.C" style:family="table-column">
      <style:table-column-properties style:column-width="1.1021in"/>
    </style:style>
    <style:style style:name="table.D" style:family="table-column">
      <style:table-column-properties style:column-width="0.5479in"/>
    </style:style>
    <style:style style:name="table.E" style:family="table-column">
      <style:table-column-properties style:column-width="2.1056in"/>
    </style:style>
    <style:style style:name="table.F" style:family="table-column">
      <style:table-column-properties style:column-width="1.0431in"/>
    </style:style>
    <style:style style:name="table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.D1" style:family="table-cell">
      <style:table-cell-properties fo:background-color="#cccccc" fo:padding="0.0382in" fo:border="0.05pt solid #000000">
        <style:background-image/>
      </style:table-cell-properties>
    </style:style>
    <style:style style:name="table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.F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.3" style:family="table-row">
      <style:table-row-properties style:min-row-height="0.1882in"/>
    </style:style>
    <style:style style:name="table.A3" style:family="table-cell">
      <style:table-cell-properties fo:padding="0.0382in" fo:border-left="0.05pt solid #000000" fo:border-right="none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none" fo:border-top="none" fo:border-bottom="0.05pt solid #000000"/>
    </style:style>
    <style:style style:name="table.E3" style:family="table-cell">
      <style:table-cell-properties fo:padding="0.0382in" fo:border-left="0.05pt solid #000000" fo:border-right="none" fo:border-top="none" fo:border-bottom="0.05pt solid #000000"/>
    </style:style>
    <style:style style:name="table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A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none" fo:border-top="none" fo:border-bottom="0.05pt solid #000000"/>
    </style:style>
    <style:style style:name="table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A5" style:family="table-cell">
      <style:table-cell-properties fo:padding="0.0382in" fo:border-left="0.05pt solid #000000" fo:border-right="none" fo:border-top="none" fo:border-bottom="0.05pt solid #000000"/>
    </style:style>
    <style:style style:name="table.F5" style:family="table-cell">
      <style:table-cell-properties fo:padding="0.0382in" fo:border-left="0.05pt solid #000000" fo:border-right="0.05pt solid #000000" fo:border-top="none" fo:border-bottom="0.05pt solid #000000"/>
    </style:style>
    <style:style style:name="footer" style:family="table">
      <style:table-properties style:width="7.4806in" table:align="margins"/>
    </style:style>
    <style:style style:name="footer.A" style:family="table-column">
      <style:table-column-properties style:column-width="3.7403in" style:rel-column-width="32767*"/>
    </style:style>
    <style:style style:name="footer.B" style:family="table-column">
      <style:table-column-properties style:column-width="3.7403in" style:rel-column-width="32768*"/>
    </style:style>
    <style:style style:name="footer.1" style:family="table-row">
      <style:table-row-properties style:min-row-height="0.5347in"/>
    </style:style>
    <style:style style:name="footer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7pt" style:font-size-asian="6.09999990463257pt" style:font-size-complex="7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draw:stroke-dash="Dash_20_3" svg:stroke-width="0.0071in" svg:stroke-color="#221f20" draw:marker-start="" draw:marker-start-width="0.1181in" draw:marker-start-center="false" draw:marker-end="" draw:marker-end-width="0.1181in" draw:marker-end-center="false" draw:stroke-linejoin="round" draw:fill="solid" draw:fill-color="#99ccff" draw:textarea-horizontal-align="center" draw:textarea-vertical-align="middle" fo:padding-top="0.0035in" fo:padding-bottom="0.0035in" fo:padding-left="0.0035in" fo:padding-right="0.0035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header" table:style-name="header">
        <table:table-column table:style-name="header.A"/>
        <table:table-column table:style-name="header.B"/>
        <table:table-column table:style-name="header.C"/>
        <table:table-column table:style-name="header.D"/>
        <table:table-row>
          <table:table-cell table:style-name="header.A1" table:number-columns-spanned="2" office:value-type="string">
            <text:p text:style-name="P20">POVJERILAC</text:p>
          </table:table-cell>
          <table:covered-table-cell/>
          <table:table-cell table:style-name="header.A1" table:number-columns-spanned="2" office:value-type="string">
            <text:p text:style-name="P20">DUŽNIK</text:p>
          </table:table-cell>
          <table:covered-table-cell/>
        </table:table-row>
        <table:table-row>
          <table:table-cell table:style-name="header.A1" office:value-type="string">
            <text:p text:style-name="P18">Naziv:</text:p>
          </table:table-cell>
          <table:table-cell table:style-name="header.A1" office:value-type="string">
            <text:p text:style-name="P16">${kompen.pov.naz}, šifra: ${kompen.pov.id}</text:p>
          </table:table-cell>
          <table:table-cell table:style-name="header.A1" office:value-type="string">
            <text:p text:style-name="P18">Naziv:</text:p>
          </table:table-cell>
          <table:table-cell table:style-name="header.A1" office:value-type="string">
            <text:p text:style-name="P16">${kompen.duz.naz}, šifra: ${kompen.duz.id}</text:p>
          </table:table-cell>
        </table:table-row>
        <table:table-row>
          <table:table-cell table:style-name="header.A1" office:value-type="string">
            <text:p text:style-name="P18">Adresa:</text:p>
          </table:table-cell>
          <table:table-cell table:style-name="header.A1" office:value-type="string">
            <text:p text:style-name="P16">${kompen.pov.adr}, ${kompen.pov.ptt}, ${kompen.pov.mjesto}</text:p>
          </table:table-cell>
          <table:table-cell table:style-name="header.A1" office:value-type="string">
            <text:p text:style-name="P18">Adresa:</text:p>
          </table:table-cell>
          <table:table-cell table:style-name="header.A1" office:value-type="string">
            <text:p text:style-name="P16">${kompen.duz.adr}, ${kompen.duz.ptt}, ${kompen.duz.mjesto}</text:p>
          </table:table-cell>
        </table:table-row>
        <table:table-row>
          <table:table-cell table:style-name="header.A1" office:value-type="string">
            <text:p text:style-name="P18">Telefon/fax:</text:p>
          </table:table-cell>
          <table:table-cell table:style-name="header.A1" office:value-type="string">
            <text:p text:style-name="P16">${kompen.pov.tel}, ${kompen.pov.fax}</text:p>
          </table:table-cell>
          <table:table-cell table:style-name="header.A1" office:value-type="string">
            <text:p text:style-name="P18">Telefon/fax:</text:p>
          </table:table-cell>
          <table:table-cell table:style-name="header.A1" office:value-type="string">
            <text:p text:style-name="P16">${kompen.duz.tel}, ${kompen.duz.fax}</text:p>
          </table:table-cell>
        </table:table-row>
        <table:table-row>
          <table:table-cell table:style-name="header.A1" office:value-type="string">
            <text:p text:style-name="P18">Žiro račun:</text:p>
          </table:table-cell>
          <table:table-cell table:style-name="header.A1" office:value-type="string">
            <text:p text:style-name="P16">${kompen.pov.d_ziror}</text:p>
          </table:table-cell>
          <table:table-cell table:style-name="header.A1" office:value-type="string">
            <text:p text:style-name="P18">Žiro račun:</text:p>
          </table:table-cell>
          <table:table-cell table:style-name="header.A1" office:value-type="string">
            <text:p text:style-name="P16">${kompen.duz.d_ziror}</text:p>
          </table:table-cell>
        </table:table-row>
        <table:table-row>
          <table:table-cell table:style-name="header.A1" office:value-type="string">
            <text:p text:style-name="P18">Id broj:</text:p>
          </table:table-cell>
          <table:table-cell table:style-name="header.A1" office:value-type="string">
            <text:p text:style-name="P16">${kompen.pov.id_broj}</text:p>
          </table:table-cell>
          <table:table-cell table:style-name="header.A1" office:value-type="string">
            <text:p text:style-name="P18">Id broj:</text:p>
          </table:table-cell>
          <table:table-cell table:style-name="header.A1" office:value-type="string">
            <text:p text:style-name="P16">${kompen.duz.id_broj}</text:p>
          </table:table-cell>
        </table:table-row>
      </table:table>
      <text:p text:style-name="P4"/>
      <text:p text:style-name="P7"/>
      <text:p text:style-name="P5"><text:span text:style-name="T1">IZJAVA <text:s/>O <text:s/>KOMPENZACIJI <text:s text:c="2"/>broj:</text:span> <text:s text:c="2"/><text:span text:style-name="T1">${kompen.broj}</text:span></text:p>
      <text:p text:style-name="P7"/>
      <text:p text:style-name="P8"/>
      <text:p text:style-name="P9">Na osnovu važećih odredbi Zakona o obligacionim odnosima, Zakona o finansijskom poslovanju te Zakona o unutrašnjem platnom prometu, izjavljujemo da smo saglasni za prebijanje (kompenzaciju) dospjelih međusobno novčanih potraživanja:</text:p>
      <text:p text:style-name="P6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row>
          <table:table-cell table:style-name="table.A1" table:number-columns-spanned="3" office:value-type="string">
            <text:p text:style-name="P19">Obaveze prema dužniku</text:p>
          </table:table-cell>
          <table:covered-table-cell/>
          <table:covered-table-cell/>
          <table:table-cell table:style-name="table.D1" table:number-columns-spanned="3" office:value-type="string">
            <text:p text:style-name="P19">Obaveze prema povjeriocu</text:p>
          </table:table-cell>
          <table:covered-table-cell/>
          <table:covered-table-cell/>
        </table:table-row>
        <table:table-row>
          <table:table-cell table:style-name="table.A2" office:value-type="string">
            <text:p text:style-name="P11">Redni broj</text:p>
          </table:table-cell>
          <table:table-cell table:style-name="table.A2" office:value-type="string">
            <text:p text:style-name="P11">Broj računa</text:p>
          </table:table-cell>
          <table:table-cell table:style-name="table.A2" office:value-type="string">
            <text:p text:style-name="P12">Iznos</text:p>
          </table:table-cell>
          <table:table-cell table:style-name="table.A2" office:value-type="string">
            <text:p text:style-name="P12">Redni broj</text:p>
          </table:table-cell>
          <table:table-cell table:style-name="table.A2" office:value-type="string">
            <text:p text:style-name="P12">Broj računa</text:p>
          </table:table-cell>
          <table:table-cell table:style-name="table.F2" office:value-type="string">
            <text:p text:style-name="P12">Iznos</text:p>
          </table:table-cell>
        </table:table-row>
        <table:table-row table:style-name="table.3">
          <table:table-cell table:style-name="table.A3" office:value-type="string">
            <text:p text:style-name="P13"><text:script script:language="JOOScript">@table:table-row
[#list kompen.tabela.item as it]
@/table:table-row
[/#list]</text:script>${it.rbr})</text:p>
          </table:table-cell>
          <table:table-cell table:style-name="table.B3" office:value-type="string">
            <text:p text:style-name="P13">${it.dok_pov}</text:p>
          </table:table-cell>
          <table:table-cell table:style-name="table.C3" office:value-type="string">
            <text:p text:style-name="P14">${it.izn_pov}</text:p>
          </table:table-cell>
          <table:table-cell table:style-name="table.D3" office:value-type="string">
            <text:p text:style-name="P14">${it.rbr})</text:p>
          </table:table-cell>
          <table:table-cell table:style-name="table.E3" office:value-type="string">
            <text:p text:style-name="P15">${it.dok_duz}</text:p>
          </table:table-cell>
          <table:table-cell table:style-name="table.F3" office:value-type="string">
            <text:p text:style-name="P14">${it.izn_duz}</text:p>
          </table:table-cell>
        </table:table-row>
        <table:table-row table:style-name="table.3">
          <table:table-cell table:style-name="table.A4" table:number-columns-spanned="2" office:value-type="string">
            <text:p text:style-name="P14">Ukupno (KM):</text:p>
          </table:table-cell>
          <table:covered-table-cell/>
          <table:table-cell table:style-name="table.C4" office:value-type="string">
            <text:p text:style-name="P14">${kompen.total_pov}</text:p>
          </table:table-cell>
          <table:table-cell table:style-name="table.D4" table:number-columns-spanned="2" office:value-type="string">
            <text:p text:style-name="P14">Ukupno (KM):</text:p>
          </table:table-cell>
          <table:covered-table-cell/>
          <table:table-cell table:style-name="table.F4" office:value-type="string">
            <text:p text:style-name="P14">${kompen.total_duz}</text:p>
          </table:table-cell>
        </table:table-row>
        <table:table-row table:style-name="table.3">
          <table:table-cell table:style-name="table.A5" table:number-columns-spanned="5" office:value-type="string">
            <text:p text:style-name="P14">IZNOS KOJI SE KOMPENZIRA:</text:p>
          </table:table-cell>
          <table:covered-table-cell/>
          <table:covered-table-cell/>
          <table:covered-table-cell/>
          <table:covered-table-cell/>
          <table:table-cell table:style-name="table.F5" office:value-type="string">
            <text:p text:style-name="P14">${kompen.total_komp}</text:p>
          </table:table-cell>
        </table:table-row>
      </table:table>
      <text:p text:style-name="P2"/>
      <text:p text:style-name="P3">Saldo u iznosu od <text:span text:style-name="T1">${kompen.saldo}</text:span> <text:span text:style-name="T1">KM</text:span> uplatite na žiro račun broj: <text:span text:style-name="T1">${kompen.pov.d_ziror}</text:span> u roku od <text:span text:style-name="T1">${kompen.rok_pl}</text:span> dana.</text:p>
      <text:p text:style-name="P3"/>
      <text:p text:style-name="P3">Dostavljamo Vam ovjerenu i potpisanu izjavu o kompenzaciji u dva primjerka te Vas molimo da jedan primjerak iste ovjerite, potpišete i vratite na gore navedenu adresu, a drugi primjerak zadržite za svoje potrebe.</text:p>
      <text:p text:style-name="P3"/>
      <text:p text:style-name="P3"/>
      <table:table table:name="footer" table:style-name="footer">
        <table:table-column table:style-name="footer.A"/>
        <table:table-column table:style-name="footer.B"/>
        <table:table-row table:style-name="footer.1">
          <table:table-cell table:style-name="footer.A1" office:value-type="string">
            <text:p text:style-name="P17">POVJERILAC: <text:s text:c="2"/><text:line-break/> <text:s text:c="27"/>___________________________</text:p>
          </table:table-cell>
          <table:table-cell table:style-name="footer.A1" office:value-type="string">
            <text:p text:style-name="P17">DUŽNIK: <text:s/><text:line-break/> <text:s text:c="18"/>______________________________</text:p>
          </table:table-cell>
        </table:table-row>
        <table:table-row>
          <table:table-cell table:style-name="footer.A1" office:value-type="string">
            <text:p text:style-name="P17">Datum: <text:s text:c="2"/>${kompen.datum}</text:p>
          </table:table-cell>
          <table:table-cell table:style-name="footer.A1" office:value-type="string">
            <text:p text:style-name="P17">Datum: <text:s text:c="6"/>______________________________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ucidasans1" svg:font-family="Lucidasan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2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2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Lucidasans1"/>
    </style:style>
    <style:style style:name="Frame_20_contents" style:display-name="Frame contents" style:family="paragraph" style:parent-style-name="Text_20_body" style:class="extra" style:master-page-name="">
      <style:paragraph-properties fo:margin-top="0in" fo:margin-bottom="0in" fo:text-align="end" style:justify-single-word="false" style:register-true="false" style:page-number="auto" fo:background-color="transparent" style:shadow="none">
        <style:tab-stops/>
        <style:background-image/>
      </style:paragraph-properties>
      <style:text-properties style:font-name="Ari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sni_5f_okvir" style:display-name="desni_okvir" style:family="paragraph" style:parent-style-name="Standard" style:class="extra" style:master-page-name="">
      <style:paragraph-properties fo:margin-top="0.0783in" fo:margin-bottom="0in" fo:text-align="end" style:justify-single-word="false" style:page-number="auto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solid" draw:stroke-dash="Dash_20_3" svg:stroke-width="0.0071in" svg:stroke-color="#221f20" draw:marker-start="" draw:marker-start-width="0.1181in" draw:marker-start-center="false" draw:marker-end="" draw:marker-end-width="0.1181in" draw:marker-end-center="false" draw:stroke-linejoin="round" draw:fill="solid" draw:fill-color="#99ccff" draw:textarea-horizontal-align="center" draw:textarea-vertical-align="middle" fo:padding-top="0.0035in" fo:padding-bottom="0.0035in" fo:padding-left="0.0035in" fo:padding-right="0.0035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7.4681in" svg:y1="0in" svg:x2="-0.0098in" svg:y2="0in"><text:p/></draw:lin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meta:initial-creator>Mirko Nasato</meta:initial-creator>
    <meta:creation-date>2006-07-20T18:40:33</meta:creation-date>
    <dc:date>2012-05-17T08:32:57</dc:date>
    <dc:language>en-GB</dc:language>
    <meta:editing-cycles>151</meta:editing-cycles>
    <meta:editing-duration>PT3H51M31S</meta:editing-duration>
    <meta:printed-by>Emir Šator</meta:printed-by>
    <meta:print-date>2011-05-19T13:35:03</meta:print-date>
    <meta:document-statistic meta:table-count="3" meta:image-count="0" meta:object-count="0" meta:page-count="1" meta:paragraph-count="50" meta:word-count="161" meta:character-count="1545" meta:non-whitespace-character-count="1367"/>
    <meta:user-defined meta:name="Info 1"/>
    <meta:user-defined meta:name="Info 2"/>
    <meta:user-defined meta:name="Info 3"/>
    <meta:user-defined meta:name="Info 4"/>
  </office:meta>
</office:document-meta>
</file>